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BD000000FC0BBFDCE062B165DE5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2.847cm, 7.312cm, 66.563cm, 5.72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3.267cm" svg:height="8.9cm" svg:x="0.532cm" svg:y="0.6cm">
          <draw:image xlink:href="Pictures/1000000000000BD000000FC0BBFDCE062B165DE5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9-25T17:59:29.916609861</dc:date>
    <meta:editing-duration>PT2M24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